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9000002467704EC04A8CE07EB.png" manifest:media-type="image/png"/>
  <manifest:file-entry manifest:full-path="Pictures/200001A600001B95000017D0E70F88BD119E0E88.wmf" manifest:media-type="image/x-wmf"/>
  <manifest:file-entry manifest:full-path="Pictures/100002010000043200000245ABB099993CF030BE.png" manifest:media-type="image/png"/>
  <manifest:file-entry manifest:full-path="Pictures/10000201000001A20000016E3FD365E8BC37D6DF.png" manifest:media-type="image/png"/>
  <manifest:file-entry manifest:full-path="Pictures/100002010000050000000353ECEECB3A536F53F4.tif" manifest:media-type="image/tiff"/>
  <manifest:file-entry manifest:full-path="Pictures/200001A600001BAE00001803703478DB4DB5DB28.wmf" manifest:media-type="image/x-wmf"/>
  <manifest:file-entry manifest:full-path="Pictures/200001A600001BAE0000180390FFF648B7A96619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18cm" svg:stroke-color="#000000" draw:marker-end="msArrowStealth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name-asian="Century Schoolbook1" style:font-size-asian="28pt" style:font-style-asian="normal" style:font-weight-asian="normal" style:font-name-complex="Century Schoolbook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name-asian="Century Schoolbook1" style:font-size-asian="16pt" style:font-style-asian="normal" style:font-weight-asian="normal" style:font-name-complex="Century Schoolbook1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44pt" fo:letter-spacing="normal" fo:font-style="normal" style:text-underline-style="none" fo:font-weight="normal" style:font-name-asian="Century Schoolbook1" style:font-size-asian="44pt" style:font-style-asian="normal" style:font-weight-asian="normal" style:font-name-complex="Century Schoolbook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g draw:name="Group 14">
          <draw:custom-shape draw:name="TextBox 9" draw:style-name="gr2" draw:text-style-name="P3" draw:layer="layout" svg:width="20.216cm" svg:height="7.869cm" svg:x="12.85cm" svg:y="3.154cm">
            <text:p text:style-name="P2"><text:span text:style-name="T1">Basics of Neural Network Programm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3" draw:text-style-name="P3" draw:layer="layout" svg:width="21.983cm" svg:height="2.791cm" svg:x="11.966cm" svg:y="10.682cm">
            <text:p text:style-name="P4"><text:span text:style-name="T2">Binary Classifi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Title 1" draw:style-name="gr4" draw:text-style-name="P3" draw:layer="layout" svg:width="12.407cm" svg:height="2.237cm" svg:x="0.442cm" svg:y="12.712cm">
            <text:p text:style-name="P5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Binary Classification" draw:style-name="dp1" draw:master-page-name="Title_20_and_20_Content" presentation:presentation-page-layout-name="AL2T11">
        <draw:frame draw:name="Picture 3" draw:style-name="gr5" draw:text-style-name="P1" draw:layer="layout" svg:width="9.428cm" svg:height="6.268cm" svg:x="3.243cm" svg:y="3.523cm">
          <draw:image xlink:href="Pictures/100002010000050000000353ECEECB3A536F53F4.tif" xlink:type="simple" xlink:show="embed" xlink:actuate="onLoad">
            <text:p/>
          </draw:image>
        </draw:frame>
        <draw:custom-shape draw:name="Straight Arrow Connector 5" draw:style-name="gr7" draw:text-style-name="P1" draw:layer="layout" svg:width="5.968cm" svg:height="0.001cm" svg:x="14.053cm" svg:y="6.6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7" draw:style-name="gr2" draw:text-style-name="P3" draw:layer="layout" svg:width="10.773cm" svg:height="1.436cm" svg:x="20.975cm" svg:y="6.016cm">
          <text:p text:style-name="P4"><text:span text:style-name="T5">1 (cat) vs 0 (non ca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1" draw:id="id1">
          <draw:frame draw:name="Picture 13" draw:style-name="gr5" draw:text-style-name="P1" draw:layer="layout" svg:width="5.082cm" svg:height="3.854cm" svg:x="7.505cm" svg:y="12.498cm">
            <draw:image xlink:href="Pictures/200001A600001BAE00001803703478DB4DB5DB28.wmf" xlink:type="simple" xlink:show="embed" xlink:actuate="onLoad">
              <text:p/>
            </draw:image>
          </draw:frame>
          <draw:frame draw:name="Picture 12" draw:style-name="gr5" draw:text-style-name="P1" draw:layer="layout" svg:width="5.066cm" svg:height="3.842cm" svg:x="6.247cm" svg:y="13.185cm">
            <draw:image xlink:href="Pictures/200001A600001BAE0000180390FFF648B7A96619.wmf" xlink:type="simple" xlink:show="embed" xlink:actuate="onLoad">
              <text:p/>
            </draw:image>
          </draw:frame>
          <draw:frame draw:name="Picture 11" draw:style-name="gr5" draw:text-style-name="P1" draw:layer="layout" svg:width="5.082cm" svg:height="3.851cm" svg:x="4.947cm" svg:y="13.838cm">
            <draw:image xlink:href="Pictures/200001A600001B95000017D0E70F88BD119E0E88.wmf" xlink:type="simple" xlink:show="embed" xlink:actuate="onLoad">
              <text:p/>
            </draw:image>
          </draw:frame>
          <draw:custom-shape draw:name="TextBox 14" draw:style-name="gr3" draw:text-style-name="P3" draw:layer="layout" svg:width="1.515cm" svg:height="0.925cm" svg:x="3.337cm" svg:y="12.925cm">
            <text:p text:style-name="P4"><text:span text:style-name="T6">R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3" draw:text-style-name="P3" draw:layer="layout" svg:width="2.099cm" svg:height="0.925cm" svg:x="4.032cm" svg:y="12.272cm">
            <text:p text:style-name="P4"><text:span text:style-name="T6">Gre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3" draw:text-style-name="P3" draw:layer="layout" svg:width="1.714cm" svg:height="0.925cm" svg:x="5.67cm" svg:y="11.596cm">
            <text:p text:style-name="P4"><text:span text:style-name="T6">Blu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3" draw:text-style-name="P10" draw:layer="layout" svg:width="29.209cm" svg:height="3.681cm" svg:x="0.166cm" svg:y="-0.331cm" presentation:class="title" presentation:user-transformed="true">
          <draw:text-box>
            <text:p text:style-name="P9"><text:span text:style-name="T7">Binary Classification</text:span></text:p>
          </draw:text-box>
        </draw:frame>
        <draw:frame draw:name="Ink 1" draw:style-name="gr5" draw:text-style-name="P1" draw:layer="layout" svg:width="28.415cm" svg:height="15.362cm" svg:x="1.879cm" svg:y="3.414cm">
          <draw:image xlink:href="Pictures/100002010000043200000245ABB099993CF030B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5.239cm" svg:height="8.572cm" svg:x="1.905cm" svg:y="3.175cm" draw:page-number="2" presentation:class="page"/>
          <draw:frame draw:name="Notes Placeholder 2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Notation" draw:style-name="dp1" draw:master-page-name="Title_20_and_20_Content" presentation:presentation-page-layout-name="AL2T11">
        <draw:frame draw:name="Title 1" presentation:style-name="pr3" draw:text-style-name="P10" draw:layer="layout" svg:width="29.209cm" svg:height="3.681cm" svg:x="0.166cm" svg:y="-0.331cm" presentation:class="title" presentation:user-transformed="true">
          <draw:text-box>
            <text:p text:style-name="P9"><text:span text:style-name="T7">Notation</text:span></text:p>
          </draw:text-box>
        </draw:frame>
        <draw:frame draw:name="Ink 2" draw:style-name="gr5" draw:text-style-name="P1" draw:layer="layout" svg:width="29.015cm" svg:height="15.38cm" svg:x="1.597cm" svg:y="2.479cm">
          <draw:image xlink:href="Pictures/1000020100000449000002467704EC04A8CE07EB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3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9</meta:editing-cycles>
    <meta:creation-date>2017-06-25T02:39:24</meta:creation-date>
    <dc:date>2017-07-04T19:45:55</dc:date>
    <meta:editing-duration>PT4H33M</meta:editing-duration>
    <meta:generator>LibreOffice/5.1.6.2$Linux_X86_64 LibreOffice_project/10m0$Build-2</meta:generator>
    <meta:document-statistic meta:object-count="6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